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dea3"/>
    </style:style>
    <style:style style:name="T1" style:family="text">
      <style:text-properties officeooo:rsid="0003d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curso docente 2016 - Aptitud numérica. Punto 13 solucionado</text:p>
      <text:p text:style-name="Preformatted_20_Text"/>
      <text:p text:style-name="Preformatted_20_Text"/>
      <text:p text:style-name="P1">Javier cambi<text:span text:style-name="T1">ó</text:span> el aceite se su auto por <text:span text:style-name="T1">ú</text:span>ltima vez,<text:span text:style-name="T1">cuando el odómetro marco por ultima vez 32.800 km de recorrido si debe cambiar el aceite cada 7.500 km y en ese momento el odómetro marca 38.700 </text:span><text:s/><text:span text:style-name="T1">el próximo cambio lo tendrá que hacer en: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06-03T14:13:09.544000000</dc:date>
    <meta:editing-duration>PT21M21S</meta:editing-duration>
    <meta:editing-cycles>2</meta:editing-cycles>
    <meta:document-statistic meta:table-count="0" meta:image-count="0" meta:object-count="0" meta:page-count="1" meta:paragraph-count="2" meta:word-count="53" meta:character-count="299" meta:non-whitespace-character-count="247"/>
  </office:meta>
</office:document-meta>
</file>